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0000001E02CA3D1F3.png" manifest:media-type="image/png"/>
  <manifest:file-entry manifest:full-path="Pictures/10000000000001E0000001E089A7770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6126in" svg:y="-0.3937in" svg:width="3.7953in" svg:height="3.8681in" draw:z-index="0"><draw:image xlink:href="Pictures/10000000000001E0000001E089A77707.png" xlink:type="simple" xlink:show="embed" xlink:actuate="onLoad"/></draw:frame><draw:frame draw:style-name="fr1" draw:name="Image2" text:anchor-type="paragraph" svg:x="2.9862in" svg:y="-0.3937in" svg:width="4.0925in" svg:height="4.0035in" draw:z-index="1"><draw:image xlink:href="Pictures/10000000000001E0000001E02CA3D1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9-10-29T15:49:29.046008924</meta:creation-date>
    <dc:date>2019-10-29T16:30:01.020305718</dc:date>
    <dc:creator>nick </dc:creator>
    <meta:editing-duration>PT25M2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